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7.216cm"/>
    </style:style>
    <style:style style:name="co5" style:family="table-column">
      <style:table-column-properties fo:break-before="auto" style:column-width="13.37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Accent_20_2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Accent_20_3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Accent_20_3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Lohit Devanagari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a933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Accent_20_3">
      <style:table-cell-properties style:text-align-source="fix" style:repeat-content="false"/>
      <style:paragraph-properties fo:text-align="center" fo:margin-left="0cm"/>
      <style:text-properties fo:color="#c9211e"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Lohit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" style:family="table-cell" style:parent-style-name="Accent_20_3">
      <style:table-cell-properties style:text-align-source="fix" style:repeat-content="false"/>
      <style:paragraph-properties fo:text-align="center" fo:margin-left="0cm"/>
      <style:text-properties fo:color="#00a933"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Lohit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" style:family="text">
      <style:text-properties fo:color="#c9211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c9211e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00a933"/>
    </style:style>
    <style:style style:name="T5" style:family="text">
      <style:text-properties fo:color="#0000ff" style:font-name="Courier New"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6" style:family="text">
      <style:text-properties style:font-name="Courier New" fo:font-size="10pt" style:font-name-asian="Courier New" style:font-name-complex="Courier New" style:font-size-asian="10pt" style:font-size-complex="10pt" fo:color="#000000" fo:font-weight="normal" style:font-weight-asian="normal" style:font-weight-complex="normal"/>
    </style:style>
    <style:style style:name="T7" style:family="text">
      <style:text-properties style:font-name="Courier New" fo:font-size="10pt" style:font-name-asian="Courier New" style:font-name-complex="Courier New" style:font-size-asian="10pt" style:font-size-complex="10pt" fo:color="#0000ff" fo:font-weight="bold" style:font-weight-asian="bold" style:font-weight-complex="bold"/>
    </style:style>
    <style:style style:name="T8" style:family="text">
      <style:text-properties style:font-name="Courier New" fo:font-size="10pt" style:font-name-asian="Courier New" style:font-name-complex="Courier New" style:font-size-asian="10pt" style:font-size-complex="10pt" fo:color="#000000" fo:font-weight="bold" style:font-weight-asian="bold" style:font-weight-complex="bold"/>
    </style:style>
    <style:style style:name="T9" style:family="text">
      <style:text-properties style:font-name="Courier New" fo:font-size="10pt" style:font-name-asian="Courier New" style:font-name-complex="Courier New" style:font-size-asian="10pt" style:font-size-complex="10pt" fo:font-weight="normal" style:font-weight-asian="normal" style:font-weight-complex="normal" fo:color="#ff00ff"/>
    </style:style>
    <style:style style:name="T10" style:family="text">
      <style:text-properties style:font-name="Courier New" fo:font-size="10pt" style:font-name-asian="Courier New" style:font-name-complex="Courier New" style:font-size-asian="10pt" style:font-size-complex="10pt" fo:font-weight="normal" style:font-weight-asian="normal" style:font-weight-complex="normal" fo:color="#0000ff"/>
    </style:style>
    <style:style style:name="T11" style:family="text">
      <style:text-properties style:font-name="Courier New" fo:font-size="10pt" style:font-name-asian="Courier New" style:font-name-complex="Courier New" style:font-size-asian="10pt" style:font-size-complex="10pt" fo:font-weight="normal" style:font-weight-asian="normal" style:font-weight-complex="normal" fo:color="#000000"/>
    </style:style>
    <style:style style:name="T12" style:family="text">
      <style:text-properties fo:color="#000000" style:font-name="Courier New"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3" style:family="text">
      <style:text-properties style:font-name="Courier New" fo:font-size="10pt" fo:font-weight="normal" style:font-name-asian="Courier New" style:font-name-complex="Courier New" style:font-size-asian="10pt" style:font-size-complex="10pt" style:font-weight-asian="normal" style:font-weight-complex="normal" fo:color="#808000"/>
    </style:style>
    <style:style style:name="T14" style:family="text">
      <style:text-properties style:font-name="Courier New" fo:font-size="10pt" fo:font-weight="normal" style:font-name-asian="Courier New" style:font-name-complex="Courier New" style:font-size-asian="10pt" style:font-size-complex="10pt" style:font-weight-asian="normal" style:font-weight-complex="normal" fo:color="#000000"/>
    </style:style>
    <style:style style:name="T15" style:family="text">
      <style:text-properties style:font-name="Courier New" fo:font-size="10pt" style:font-name-asian="Courier New" style:font-name-complex="Courier New" style:font-size-asian="10pt" style:font-size-complex="10pt" fo:color="#800000" fo:font-weight="bold" style:font-weight-asian="bold" style:font-weight-complex="bold"/>
    </style:style>
    <style:style style:name="T16" style:family="text">
      <style:text-properties style:font-name="Courier New" fo:font-size="10pt" style:font-name-asian="Courier New" style:font-name-complex="Courier New" style:font-size-asian="10pt" style:font-size-complex="10pt" fo:color="#0000ff" fo:font-weight="normal" style:font-weight-asian="normal" style:font-weight-complex="normal"/>
    </style:style>
    <style:style style:name="T17" style:family="text">
      <style:text-properties style:font-name="Courier New" fo:font-size="10pt" style:font-name-asian="Courier New" style:font-name-complex="Courier New" style:font-size-asian="10pt" style:font-size-complex="10pt" fo:font-weight="normal" style:font-weight-asian="normal" style:font-weight-complex="normal" fo:color="#800080"/>
    </style:style>
    <style:style style:name="T18" style:family="text">
      <style:text-properties style:font-name="Courier New" fo:font-size="10pt" style:font-name-asian="Courier New" style:font-name-complex="Courier New" style:font-size-asian="10pt" style:font-size-complex="10pt" fo:font-weight="normal" style:font-weight-asian="normal" style:font-weight-complex="normal" fo:color="#808000"/>
    </style:style>
    <style:style style:name="T19" style:family="text">
      <style:text-properties fo:color="#0000ff" style:font-name="Courier New" style:font-name-asian="Courier New" style:font-name-complex="Courier New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clés primaires / clés étrangères</text:p>
          </table:table-cell>
          <table:table-cell table:style-name="ce1" office:value-type="string" calcext:value-type="string">
            <text:p>Script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Hotel</text:p>
          </table:table-cell>
          <table:covered-table-cell table:number-columns-repeated="2" table:style-name="Default"/>
          <table:table-cell/>
          <table:table-cell table:style-name="Accent_20_3" office:value-type="string" calcext:value-type="string" table:number-columns-spanned="1" table:number-rows-spanned="47">
            <text:p><text:span text:style-name="T5">DROP</text:span><text:span text:style-name="T6"> </text:span><text:span text:style-name="T7">DATABASE</text:span><text:span text:style-name="T6"> </text:span><text:span text:style-name="T8">IF</text:span><text:span text:style-name="T6"> </text:span><text:span text:style-name="T7">EXISTS</text:span><text:span text:style-name="T6"> </text:span><text:span text:style-name="T9">Hotel</text:span><text:span text:style-name="T10">;</text:span></text:p>
            <text:p/>
            <text:p><text:span text:style-name="T5">CREATE</text:span><text:span text:style-name="T6"> </text:span><text:span text:style-name="T7">DATABASE</text:span><text:span text:style-name="T6"> </text:span><text:span text:style-name="T9">Hotel</text:span><text:span text:style-name="T10">;</text:span></text:p>
            <text:p/>
            <text:p><text:span text:style-name="T5">USE</text:span><text:span text:style-name="T6"> </text:span><text:span text:style-name="T9">Hotel</text:span><text:span text:style-name="T10">;</text:span></text:p>
            <text:p/>
            <text:p><text:span text:style-name="T5">CREATE</text:span><text:span text:style-name="T6"> </text:span><text:span text:style-name="T7">TABLE</text:span><text:span text:style-name="T6"> </text:span><text:span text:style-name="T9">station</text:span><text:span text:style-name="T11"> </text:span><text:span text:style-name="T10">(</text:span></text:p>
            <text:p><text:span text:style-name="T12">   </text:span><text:span text:style-name="T13">num_station</text:span><text:span text:style-name="T14"> </text:span><text:span text:style-name="T15">INT</text:span><text:span text:style-name="T6"> </text:span><text:span text:style-name="T7">AUTO_INCREMENT</text:span><text:span text:style-name="T16">,</text:span></text:p>
            <text:p><text:span text:style-name="T12">   </text:span><text:span text:style-name="T13">nom_station</text:span><text:span text:style-name="T14"> </text:span><text:span text:style-name="T15">VARCHAR</text:span><text:span text:style-name="T16">(</text:span><text:span text:style-name="T17">50</text:span><text:span text:style-name="T10">),</text:span></text:p>
            <text:p><text:span text:style-name="T12">   </text:span><text:span text:style-name="T7">PRIMARY</text:span><text:span text:style-name="T6"> </text:span><text:span text:style-name="T7">KEY</text:span><text:span text:style-name="T16">(</text:span><text:span text:style-name="T18">num_station</text:span><text:span text:style-name="T10">)</text:span></text:p>
            <text:p><text:span text:style-name="T19">);</text:span></text:p>
            <text:p/>
            <text:p><text:span text:style-name="T5">CREATE</text:span><text:span text:style-name="T6"> </text:span><text:span text:style-name="T7">TABLE</text:span><text:span text:style-name="T6"> </text:span><text:span text:style-name="T9">hotel</text:span><text:span text:style-name="T10">(</text:span></text:p>
            <text:p><text:span text:style-name="T12">   </text:span><text:span text:style-name="T13">capacite_hotel</text:span><text:span text:style-name="T14"> </text:span><text:span text:style-name="T15">INT</text:span><text:span text:style-name="T16">,</text:span></text:p>
            <text:p><text:span text:style-name="T12">   </text:span><text:span text:style-name="T13">categorie_hotel</text:span><text:span text:style-name="T14"> </text:span><text:span text:style-name="T15">VARCHAR</text:span><text:span text:style-name="T16">(</text:span><text:span text:style-name="T17">10</text:span><text:span text:style-name="T10">),</text:span></text:p>
            <text:p><text:span text:style-name="T12">   </text:span><text:span text:style-name="T13">nom_hotel</text:span><text:span text:style-name="T14"> </text:span><text:span text:style-name="T15">VARCHAR</text:span><text:span text:style-name="T16">(</text:span><text:span text:style-name="T17">50</text:span><text:span text:style-name="T10">),</text:span></text:p>
            <text:p><text:span text:style-name="T12">   </text:span><text:span text:style-name="T13">adresse_hotel</text:span><text:span text:style-name="T14"> </text:span><text:span text:style-name="T15">VARCHAR</text:span><text:span text:style-name="T16">(</text:span><text:span text:style-name="T17">100</text:span><text:span text:style-name="T10">),</text:span></text:p>
            <text:p><text:span text:style-name="T12">   </text:span><text:span text:style-name="T13">num_hotel</text:span><text:span text:style-name="T14"> </text:span><text:span text:style-name="T15">INT</text:span><text:span text:style-name="T6"> </text:span><text:span text:style-name="T7">AUTO_INCREMENT</text:span><text:span text:style-name="T16">,</text:span></text:p>
            <text:p><text:span text:style-name="T12">   </text:span><text:span text:style-name="T13">num_station</text:span><text:span text:style-name="T14"> </text:span><text:span text:style-name="T15">INT</text:span><text:span text:style-name="T16">,</text:span></text:p>
            <text:p><text:span text:style-name="T12">   </text:span><text:span text:style-name="T7">PRIMARY</text:span><text:span text:style-name="T6"> </text:span><text:span text:style-name="T7">KEY</text:span><text:span text:style-name="T16">(</text:span><text:span text:style-name="T18">num_hotel</text:span><text:span text:style-name="T10">),</text:span></text:p>
            <text:p><text:span text:style-name="T12">   </text:span><text:span text:style-name="T7">FOREIGN</text:span><text:span text:style-name="T6"> </text:span><text:span text:style-name="T7">KEY</text:span><text:span text:style-name="T16">(</text:span><text:span text:style-name="T18">num_station</text:span><text:span text:style-name="T10">)</text:span><text:span text:style-name="T11"> </text:span><text:span text:style-name="T7">REFERENCES</text:span><text:span text:style-name="T6"> </text:span><text:span text:style-name="T9">station</text:span><text:span text:style-name="T10">(</text:span><text:span text:style-name="T18">num_station</text:span><text:span text:style-name="T10">)</text:span></text:p>
            <text:p><text:span text:style-name="T19">);</text:span></text:p>
            <text:p/>
            <text:p><text:span text:style-name="T5">CREATE</text:span><text:span text:style-name="T6"> </text:span><text:span text:style-name="T7">TABLE</text:span><text:span text:style-name="T6"> </text:span><text:span text:style-name="T7">client</text:span><text:span text:style-name="T6"> </text:span><text:span text:style-name="T10">(</text:span></text:p>
            <text:p><text:span text:style-name="T12">   </text:span><text:span text:style-name="T13">num_client</text:span><text:span text:style-name="T14"> </text:span><text:span text:style-name="T15">INT</text:span><text:span text:style-name="T6"> </text:span><text:span text:style-name="T7">AUTO_INCREMENT</text:span><text:span text:style-name="T16">,</text:span></text:p>
            <text:p><text:span text:style-name="T12">   </text:span><text:span text:style-name="T13">adresse_client</text:span><text:span text:style-name="T14"> </text:span><text:span text:style-name="T15">VARCHAR</text:span><text:span text:style-name="T16">(</text:span><text:span text:style-name="T17">100</text:span><text:span text:style-name="T10">),</text:span></text:p>
            <text:p><text:span text:style-name="T12">   </text:span><text:span text:style-name="T13">nom_client</text:span><text:span text:style-name="T14"> </text:span><text:span text:style-name="T15">VARCHAR</text:span><text:span text:style-name="T16">(</text:span><text:span text:style-name="T17">50</text:span><text:span text:style-name="T10">),</text:span></text:p>
            <text:p><text:span text:style-name="T12">   </text:span><text:span text:style-name="T13">prenom_client</text:span><text:span text:style-name="T14"> </text:span><text:span text:style-name="T15">VARCHAR</text:span><text:span text:style-name="T16">(</text:span><text:span text:style-name="T17">50</text:span><text:span text:style-name="T10">),</text:span></text:p>
            <text:p><text:span text:style-name="T12">   </text:span><text:span text:style-name="T7">PRIMARY</text:span><text:span text:style-name="T6"> </text:span><text:span text:style-name="T7">KEY</text:span><text:span text:style-name="T16">(</text:span><text:span text:style-name="T18">num_client</text:span><text:span text:style-name="T10">)</text:span></text:p>
            <text:p><text:span text:style-name="T19">);</text:span></text:p>
            <text:p/>
            <text:p><text:span text:style-name="T5">CREATE</text:span><text:span text:style-name="T6"> </text:span><text:span text:style-name="T7">TABLE</text:span><text:span text:style-name="T6"> </text:span><text:span text:style-name="T9">chambre</text:span><text:span text:style-name="T11"> </text:span><text:span text:style-name="T10">(</text:span></text:p>
            <text:p><text:span text:style-name="T12">    </text:span><text:span text:style-name="T13">capacite_chambre</text:span><text:span text:style-name="T14"> </text:span><text:span text:style-name="T15">INT</text:span><text:span text:style-name="T16">,</text:span></text:p>
            <text:p><text:span text:style-name="T12">    </text:span><text:span text:style-name="T13">degre_confort</text:span><text:span text:style-name="T14"> </text:span><text:span text:style-name="T15">INT</text:span><text:span text:style-name="T16">,</text:span></text:p>
            <text:p><text:span text:style-name="T12">    </text:span><text:span text:style-name="T13">exposition</text:span><text:span text:style-name="T14"> </text:span><text:span text:style-name="T15">VARCHAR</text:span><text:span text:style-name="T16">(</text:span><text:span text:style-name="T17">50</text:span><text:span text:style-name="T10">),</text:span></text:p>
            <text:p><text:span text:style-name="T12">    </text:span><text:span text:style-name="T13">type_chambre</text:span><text:span text:style-name="T14"> </text:span><text:span text:style-name="T15">VARCHAR</text:span><text:span text:style-name="T16">(</text:span><text:span text:style-name="T17">50</text:span><text:span text:style-name="T10">),</text:span></text:p>
            <text:p><text:span text:style-name="T12">    </text:span><text:span text:style-name="T13">num_chambre</text:span><text:span text:style-name="T14"> </text:span><text:span text:style-name="T15">INT</text:span><text:span text:style-name="T6"> </text:span><text:span text:style-name="T7">UNIQUE</text:span><text:span text:style-name="T16">,</text:span></text:p>
            <text:p><text:span text:style-name="T12">    </text:span><text:span text:style-name="T13">num_hotel</text:span><text:span text:style-name="T14"> </text:span><text:span text:style-name="T15">INT</text:span><text:span text:style-name="T16">,</text:span></text:p>
            <text:p><text:span text:style-name="T12">    </text:span><text:span text:style-name="T7">PRIMARY</text:span><text:span text:style-name="T6"> </text:span><text:span text:style-name="T7">KEY</text:span><text:span text:style-name="T16">(</text:span><text:span text:style-name="T18">num_chambre</text:span><text:span text:style-name="T10">),</text:span></text:p>
            <text:p><text:span text:style-name="T12">    </text:span><text:span text:style-name="T7">FOREIGN</text:span><text:span text:style-name="T6"> </text:span><text:span text:style-name="T7">KEY</text:span><text:span text:style-name="T16">(</text:span><text:span text:style-name="T18">num_hotel</text:span><text:span text:style-name="T10">)</text:span><text:span text:style-name="T11"> </text:span><text:span text:style-name="T7">REFERENCES</text:span><text:span text:style-name="T6"> </text:span><text:span text:style-name="T9">hotel</text:span><text:span text:style-name="T10">(</text:span><text:span text:style-name="T18">num_hotel</text:span><text:span text:style-name="T10">)</text:span></text:p>
            <text:p><text:span text:style-name="T19">);</text:span></text:p>
            <text:p/>
            <text:p><text:span text:style-name="T5">CREATE</text:span><text:span text:style-name="T6"> </text:span><text:span text:style-name="T7">TABLE</text:span><text:span text:style-name="T6"> </text:span><text:span text:style-name="T9">reservation</text:span><text:span text:style-name="T11"> </text:span><text:span text:style-name="T10">(</text:span></text:p>
            <text:p><text:span text:style-name="T12">   </text:span><text:span text:style-name="T13">num_chambre</text:span><text:span text:style-name="T14"> </text:span><text:span text:style-name="T15">INT</text:span><text:span text:style-name="T16">,</text:span></text:p>
            <text:p><text:span text:style-name="T12">   </text:span><text:span text:style-name="T13">num_client</text:span><text:span text:style-name="T14"> </text:span><text:span text:style-name="T15">INT</text:span><text:span text:style-name="T16">,</text:span></text:p>
            <text:p><text:span text:style-name="T12">   </text:span><text:span text:style-name="T13">date_debut</text:span><text:span text:style-name="T14"> </text:span><text:span text:style-name="T15">DATE</text:span><text:span text:style-name="T16">,</text:span></text:p>
            <text:p><text:span text:style-name="T12">   </text:span><text:span text:style-name="T13">date_fin</text:span><text:span text:style-name="T14"> </text:span><text:span text:style-name="T15">DATE</text:span><text:span text:style-name="T16">,</text:span></text:p>
            <text:p><text:span text:style-name="T12">   </text:span><text:span text:style-name="T13">date_reservation</text:span><text:span text:style-name="T14"> </text:span><text:span text:style-name="T15">DATE</text:span><text:span text:style-name="T16">,</text:span></text:p>
            <text:p><text:span text:style-name="T12">   </text:span><text:span text:style-name="T13">montant_arrhes</text:span><text:span text:style-name="T14"> </text:span><text:span text:style-name="T15">DECIMAL</text:span><text:span text:style-name="T16">(</text:span><text:span text:style-name="T17">10</text:span><text:span text:style-name="T10">,</text:span><text:span text:style-name="T17">2</text:span><text:span text:style-name="T10">),</text:span></text:p>
            <text:p><text:span text:style-name="T12">   </text:span><text:span text:style-name="T13">prix_total</text:span><text:span text:style-name="T14"> </text:span><text:span text:style-name="T15">DECIMAL</text:span><text:span text:style-name="T16">(</text:span><text:span text:style-name="T17">10</text:span><text:span text:style-name="T10">,</text:span><text:span text:style-name="T17">2</text:span><text:span text:style-name="T10">),</text:span></text:p>
            <text:p><text:span text:style-name="T12">   </text:span><text:span text:style-name="T7">PRIMARY</text:span><text:span text:style-name="T6"> </text:span><text:span text:style-name="T7">KEY</text:span><text:span text:style-name="T16">(</text:span><text:span text:style-name="T18">num_chambre</text:span><text:span text:style-name="T10">,</text:span><text:span text:style-name="T18">num_client</text:span><text:span text:style-name="T10">),</text:span></text:p>
            <text:p><text:span text:style-name="T12">   </text:span><text:span text:style-name="T7">FOREIGN</text:span><text:span text:style-name="T6"> </text:span><text:span text:style-name="T7">KEY</text:span><text:span text:style-name="T16">(</text:span><text:span text:style-name="T18">num_chambre</text:span><text:span text:style-name="T10">)</text:span><text:span text:style-name="T11"> </text:span><text:span text:style-name="T7">REFERENCES</text:span><text:span text:style-name="T6"> </text:span><text:span text:style-name="T9">chambre</text:span><text:span text:style-name="T10">(</text:span><text:span text:style-name="T18">num_chambre</text:span><text:span text:style-name="T10">),</text:span></text:p>
            <text:p><text:span text:style-name="T12">   </text:span><text:span text:style-name="T7">FOREIGN</text:span><text:span text:style-name="T6"> </text:span><text:span text:style-name="T7">KEY</text:span><text:span text:style-name="T16">(</text:span><text:span text:style-name="T18">num_client</text:span><text:span text:style-name="T10">)</text:span><text:span text:style-name="T11"> </text:span><text:span text:style-name="T7">REFERENCES</text:span><text:span text:style-name="T6"> </text:span><text:span text:style-name="T7">client</text:span><text:span text:style-name="T16">(</text:span><text:span text:style-name="T18">num_client</text:span><text:span text:style-name="T10">)</text:span></text:p>
            <text:p><text:span text:style-name="T19">);</text:span></text:p>
          </table:table-cell>
          <table:table-cell/>
        </table:table-row>
        <table:table-row table:style-name="ro2">
          <table:table-cell office:value-type="string" calcext:value-type="string">
            <text:p>capacite_hotel</text:p>
          </table:table-cell>
          <table:table-cell office:value-type="string" calcext:value-type="string">
            <text:p>INT</text:p>
          </table:table-cell>
          <table:table-cell/>
          <table:table-cell table:style-name="ce6"/>
          <table:covered-table-cell/>
          <table:table-cell/>
        </table:table-row>
        <table:table-row table:style-name="ro2">
          <table:table-cell office:value-type="string" calcext:value-type="string">
            <text:p>categorie_hotel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/>
          <table:covered-table-cell/>
          <table:table-cell/>
        </table:table-row>
        <table:table-row table:style-name="ro2">
          <table:table-cell office:value-type="string" calcext:value-type="string">
            <text:p>nom_hote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/>
          <table:covered-table-cell/>
          <table:table-cell/>
        </table:table-row>
        <table:table-row table:style-name="ro2">
          <table:table-cell office:value-type="string" calcext:value-type="string">
            <text:p>adresse_hote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covered-table-cell/>
          <table:table-cell/>
        </table:table-row>
        <table:table-row table:style-name="ro2">
          <table:table-cell office:value-type="string" calcext:value-type="string">
            <text:p>num_hotel</text:p>
          </table:table-cell>
          <table:table-cell office:value-type="string" calcext:value-type="string">
            <text:p>INT AUTO_INCREMENT</text:p>
          </table:table-cell>
          <table:table-cell/>
          <table:table-cell table:style-name="ce7" office:value-type="string" calcext:value-type="string">
            <text:p>clés primaires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num_station</text:p>
          </table:table-cell>
          <table:table-cell office:value-type="string" calcext:value-type="string">
            <text:p>INT</text:p>
          </table:table-cell>
          <table:table-cell/>
          <table:table-cell table:style-name="ce8" office:value-type="string" calcext:value-type="string">
            <text:p>clés étrangères</text:p>
          </table:table-cell>
          <table:covered-table-cell/>
          <table:table-cell/>
        </table:table-row>
        <table:table-row table:style-name="ro2">
          <table:table-cell table:style-name="Default"/>
          <table:table-cell table:style-name="ce11" table:number-columns-repeated="2"/>
          <table:table-cell/>
          <table:covered-table-cell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Station</text:p>
          </table:table-cell>
          <table:covered-table-cell table:number-columns-repeated="2" table:style-name="ce11"/>
          <table:table-cell/>
          <table:covered-table-cell/>
          <table:table-cell/>
        </table:table-row>
        <table:table-row table:style-name="ro2">
          <table:table-cell office:value-type="string" calcext:value-type="string">
            <text:p>num_station</text:p>
          </table:table-cell>
          <table:table-cell table:style-name="ce5" office:value-type="string" calcext:value-type="string">
            <text:p>INT AUTO_INCREMENT</text:p>
          </table:table-cell>
          <table:table-cell/>
          <table:table-cell table:style-name="ce7" office:value-type="string" calcext:value-type="string">
            <text:p>clés primaires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nom_st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/>
          <table:covered-table-cell/>
          <table:table-cell/>
        </table:table-row>
        <table:table-row table:style-name="ro2">
          <table:table-cell table:style-name="Default" table:number-columns-repeated="3"/>
          <table:table-cell/>
          <table:covered-table-cell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Client</text:p>
          </table:table-cell>
          <table:covered-table-cell table:number-columns-repeated="2"/>
          <table:table-cell/>
          <table:covered-table-cell/>
          <table:table-cell/>
        </table:table-row>
        <table:table-row table:style-name="ro2">
          <table:table-cell office:value-type="string" calcext:value-type="string">
            <text:p>num_client</text:p>
          </table:table-cell>
          <table:table-cell office:value-type="string" calcext:value-type="string">
            <text:p>INT AUTO_INCREMENT</text:p>
          </table:table-cell>
          <table:table-cell/>
          <table:table-cell table:style-name="ce7" office:value-type="string" calcext:value-type="string">
            <text:p>clés primaires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adresse_client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covered-table-cell/>
          <table:table-cell/>
        </table:table-row>
        <table:table-row table:style-name="ro2">
          <table:table-cell office:value-type="string" calcext:value-type="string">
            <text:p>nom_clie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/>
          <table:covered-table-cell/>
          <table:table-cell/>
        </table:table-row>
        <table:table-row table:style-name="ro2">
          <table:table-cell office:value-type="string" calcext:value-type="string">
            <text:p>prenom_clie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/>
          <table:covered-table-cell/>
          <table:table-cell/>
        </table:table-row>
        <table:table-row table:style-name="ro2">
          <table:table-cell table:style-name="Default"/>
          <table:table-cell table:style-name="ce11" table:number-columns-repeated="2"/>
          <table:table-cell/>
          <table:covered-table-cell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Resrvation</text:p>
          </table:table-cell>
          <table:covered-table-cell table:number-columns-repeated="2" table:style-name="ce11"/>
          <table:table-cell/>
          <table:covered-table-cell/>
          <table:table-cell/>
        </table:table-row>
        <table:table-row table:style-name="ro2">
          <table:table-cell office:value-type="string" calcext:value-type="string">
            <text:p>num_chambre</text:p>
          </table:table-cell>
          <table:table-cell office:value-type="string" calcext:value-type="string">
            <text:p>INT</text:p>
          </table:table-cell>
          <table:table-cell/>
          <table:table-cell table:style-name="ce7" office:value-type="string" calcext:value-type="string">
            <text:p><text:span text:style-name="T1">clés primaires </text:span><text:span text:style-name="T2">/</text:span><text:span text:style-name="T3"> </text:span><text:span text:style-name="T4">clés étrangères</text:span>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num_client</text:p>
          </table:table-cell>
          <table:table-cell office:value-type="string" calcext:value-type="string">
            <text:p>INT</text:p>
          </table:table-cell>
          <table:table-cell/>
          <table:table-cell table:style-name="ce7" office:value-type="string" calcext:value-type="string">
            <text:p><text:span text:style-name="T1">clés primaires </text:span><text:span text:style-name="T2">/</text:span><text:span text:style-name="T3"> </text:span><text:span text:style-name="T4">clés étrangères</text:span>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date_debut</text:p>
          </table:table-cell>
          <table:table-cell office:value-type="string" calcext:value-type="string">
            <text:p>DATE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 calcext:value-type="string">
            <text:p>date_fin</text:p>
          </table:table-cell>
          <table:table-cell office:value-type="string" calcext:value-type="string">
            <text:p>DATE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 calcext:value-type="string">
            <text:p>date_reservation</text:p>
          </table:table-cell>
          <table:table-cell office:value-type="string" calcext:value-type="string">
            <text:p>DATE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 calcext:value-type="string">
            <text:p>montant_arrhes</text:p>
          </table:table-cell>
          <table:table-cell office:value-type="string" calcext:value-type="string">
            <text:p>DECIMAL</text:p>
          </table:table-cell>
          <table:table-cell office:value-type="float" office:value="10.2" calcext:value-type="float">
            <text:p>10,2</text:p>
          </table:table-cell>
          <table:table-cell/>
          <table:covered-table-cell/>
          <table:table-cell/>
        </table:table-row>
        <table:table-row table:style-name="ro2">
          <table:table-cell office:value-type="string" calcext:value-type="string">
            <text:p>prix_total</text:p>
          </table:table-cell>
          <table:table-cell office:value-type="string" calcext:value-type="string">
            <text:p>DECIMAL</text:p>
          </table:table-cell>
          <table:table-cell office:value-type="float" office:value="10.2" calcext:value-type="float">
            <text:p>10,2</text:p>
          </table:table-cell>
          <table:table-cell/>
          <table:covered-table-cell/>
          <table:table-cell/>
        </table:table-row>
        <table:table-row table:style-name="ro2">
          <table:table-cell table:style-name="Default"/>
          <table:table-cell table:style-name="ce11" table:number-columns-repeated="2"/>
          <table:table-cell/>
          <table:covered-table-cell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Chambre</text:p>
          </table:table-cell>
          <table:covered-table-cell table:number-columns-repeated="2" table:style-name="ce11"/>
          <table:table-cell/>
          <table:covered-table-cell/>
          <table:table-cell/>
        </table:table-row>
        <table:table-row table:style-name="ro2">
          <table:table-cell office:value-type="string" calcext:value-type="string">
            <text:p>capacite_chambre</text:p>
          </table:table-cell>
          <table:table-cell office:value-type="string" calcext:value-type="string">
            <text:p>INT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 calcext:value-type="string">
            <text:p>degre_confort</text:p>
          </table:table-cell>
          <table:table-cell office:value-type="string" calcext:value-type="string">
            <text:p>INT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 calcext:value-type="string">
            <text:p>exposi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/>
          <table:covered-table-cell/>
          <table:table-cell/>
        </table:table-row>
        <table:table-row table:style-name="ro2">
          <table:table-cell office:value-type="string" calcext:value-type="string">
            <text:p>type_chambr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/>
          <table:covered-table-cell/>
          <table:table-cell/>
        </table:table-row>
        <table:table-row table:style-name="ro2">
          <table:table-cell office:value-type="string" calcext:value-type="string">
            <text:p>num_chambre</text:p>
          </table:table-cell>
          <table:table-cell office:value-type="string" calcext:value-type="string">
            <text:p>INT</text:p>
          </table:table-cell>
          <table:table-cell/>
          <table:table-cell table:style-name="ce7" office:value-type="string" calcext:value-type="string">
            <text:p>clés primaires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num_hotel</text:p>
          </table:table-cell>
          <table:table-cell office:value-type="string" calcext:value-type="string">
            <text:p>INT</text:p>
          </table:table-cell>
          <table:table-cell/>
          <table:table-cell table:style-name="ce8" office:value-type="string" calcext:value-type="string">
            <text:p>clés étrangères</text:p>
          </table:table-cell>
          <table:covered-table-cell/>
          <table:table-cell/>
        </table:table-row>
        <table:table-row table:style-name="ro2">
          <table:table-cell table:style-name="Default" table:number-columns-repeated="3"/>
          <table:table-cell/>
          <table:covered-table-cell/>
          <table:table-cell/>
        </table:table-row>
        <table:table-row table:style-name="ro2">
          <table:table-cell table:style-name="Default" table:number-columns-repeated="3"/>
          <table:table-cell/>
          <table:covered-table-cell/>
          <table:table-cell/>
        </table:table-row>
        <table:table-row table:style-name="ro2">
          <table:table-cell table:style-name="Default" table:number-columns-repeated="3"/>
          <table:table-cell/>
          <table:covered-table-cell/>
          <table:table-cell/>
        </table:table-row>
        <table:table-row table:style-name="ro2">
          <table:table-cell table:style-name="Default" table:number-columns-repeated="3"/>
          <table:table-cell/>
          <table:covered-table-cell/>
          <table:table-cell/>
        </table:table-row>
        <table:table-row table:style-name="ro2">
          <table:table-cell table:style-name="Default" table:number-columns-repeated="3"/>
          <table:table-cell/>
          <table:covered-table-cell/>
          <table:table-cell/>
        </table:table-row>
        <table:table-row table:style-name="ro2">
          <table:table-cell table:style-name="Default" table:number-columns-repeated="3"/>
          <table:table-cell/>
          <table:covered-table-cell/>
          <table:table-cell/>
        </table:table-row>
        <table:table-row table:style-name="ro2">
          <table:table-cell table:style-name="Default" table:number-columns-repeated="3"/>
          <table:table-cell/>
          <table:covered-table-cell/>
          <table:table-cell/>
        </table:table-row>
        <table:table-row table:style-name="ro2">
          <table:table-cell table:style-name="Default" table:number-columns-repeated="3"/>
          <table:table-cell/>
          <table:covered-table-cell/>
          <table:table-cell/>
        </table:table-row>
        <table:table-row table:style-name="ro2">
          <table:table-cell table:style-name="Default" table:number-columns-repeated="3"/>
          <table:table-cell/>
          <table:covered-table-cell/>
          <table:table-cell/>
        </table:table-row>
        <table:table-row table:style-name="ro2">
          <table:table-cell table:style-name="Default" table:number-columns-repeated="3"/>
          <table:table-cell/>
          <table:covered-table-cell/>
          <table:table-cell/>
        </table:table-row>
        <table:table-row table:style-name="ro2">
          <table:table-cell table:style-name="Default" table:number-columns-repeated="3"/>
          <table:table-cell/>
          <table:covered-table-cell/>
          <table:table-cell/>
        </table:table-row>
        <table:table-row table:style-name="ro2">
          <table:table-cell table:style-name="Default" table:number-columns-repeated="3"/>
          <table:table-cell/>
          <table:covered-table-cell/>
          <table:table-cell/>
        </table:table-row>
        <table:table-row table:style-name="ro2">
          <table:table-cell table:style-name="Default" table:number-columns-repeated="3"/>
          <table:table-cell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2:09:58.094296094</meta:creation-date>
    <dc:date>2024-05-02T16:19:04.146620874</dc:date>
    <meta:editing-duration>PT1H6M54S</meta:editing-duration>
    <meta:editing-cycles>7</meta:editing-cycles>
    <meta:generator>LibreOffice/7.3.7.2$Linux_X86_64 LibreOffice_project/30$Build-2</meta:generator>
    <meta:document-statistic meta:table-count="1" meta:cell-count="80" meta:object-count="0"/>
  </office:meta>
</office:document-meta>
</file>